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2538b0" officeooo:paragraph-rsid="00351f42"/>
    </style:style>
    <style:style style:name="P2" style:family="paragraph" style:parent-style-name="Heading_20_3">
      <style:text-properties officeooo:rsid="002c5bd1" officeooo:paragraph-rsid="002c5bd1"/>
    </style:style>
    <style:style style:name="P3" style:family="paragraph" style:parent-style-name="Heading_20_3">
      <style:text-properties officeooo:rsid="002c5bd1" officeooo:paragraph-rsid="00351f42"/>
    </style:style>
    <style:style style:name="P4" style:family="paragraph" style:parent-style-name="Heading_20_3">
      <style:text-properties officeooo:paragraph-rsid="00351f42"/>
    </style:style>
    <style:style style:name="P5" style:family="paragraph" style:parent-style-name="Heading_20_3">
      <style:text-properties officeooo:paragraph-rsid="0036ffdb"/>
    </style:style>
    <style:style style:name="P6" style:family="paragraph" style:parent-style-name="Heading_20_3">
      <style:text-properties officeooo:paragraph-rsid="0038d9dc"/>
    </style:style>
    <style:style style:name="P7" style:family="paragraph" style:parent-style-name="Standard">
      <style:text-properties officeooo:rsid="001e3385" officeooo:paragraph-rsid="001e3385"/>
    </style:style>
    <style:style style:name="P8" style:family="paragraph" style:parent-style-name="Standard">
      <style:text-properties officeooo:rsid="001f15bc" officeooo:paragraph-rsid="001f15bc"/>
    </style:style>
    <style:style style:name="P9" style:family="paragraph" style:parent-style-name="Standard">
      <style:text-properties officeooo:rsid="00202b5c" officeooo:paragraph-rsid="00202b5c"/>
    </style:style>
    <style:style style:name="P10" style:family="paragraph" style:parent-style-name="Standard">
      <style:text-properties officeooo:rsid="00216703" officeooo:paragraph-rsid="00216703"/>
    </style:style>
    <style:style style:name="P11" style:family="paragraph" style:parent-style-name="Standard">
      <style:text-properties officeooo:rsid="0023103b" officeooo:paragraph-rsid="0023103b"/>
    </style:style>
    <style:style style:name="P12" style:family="paragraph" style:parent-style-name="Standard">
      <style:text-properties officeooo:rsid="0025940c" officeooo:paragraph-rsid="002ae167"/>
    </style:style>
    <style:style style:name="P13" style:family="paragraph" style:parent-style-name="Standard">
      <style:text-properties officeooo:rsid="00269f97" officeooo:paragraph-rsid="0025940c"/>
    </style:style>
    <style:style style:name="P14" style:family="paragraph" style:parent-style-name="Standard">
      <style:text-properties officeooo:rsid="00269f97" officeooo:paragraph-rsid="00269f97"/>
    </style:style>
    <style:style style:name="P15" style:family="paragraph" style:parent-style-name="Standard">
      <style:text-properties officeooo:rsid="00290b54" officeooo:paragraph-rsid="00290b54"/>
    </style:style>
    <style:style style:name="P16" style:family="paragraph" style:parent-style-name="Standard">
      <style:text-properties officeooo:rsid="002ae167" officeooo:paragraph-rsid="002ae167"/>
    </style:style>
    <style:style style:name="P17" style:family="paragraph" style:parent-style-name="Standard">
      <style:text-properties officeooo:rsid="002c5bd1" officeooo:paragraph-rsid="002c5bd1"/>
    </style:style>
    <style:style style:name="P18" style:family="paragraph" style:parent-style-name="Standard">
      <style:text-properties officeooo:rsid="002c5bd1" officeooo:paragraph-rsid="00351f42"/>
    </style:style>
    <style:style style:name="P19" style:family="paragraph" style:parent-style-name="Standard">
      <style:text-properties officeooo:rsid="002d8c9e" officeooo:paragraph-rsid="002d8c9e"/>
    </style:style>
    <style:style style:name="P20" style:family="paragraph" style:parent-style-name="Standard">
      <style:text-properties officeooo:rsid="002d8c9e" officeooo:paragraph-rsid="0036ffdb"/>
    </style:style>
    <style:style style:name="P21" style:family="paragraph" style:parent-style-name="Standard">
      <style:text-properties officeooo:rsid="002e2e4c" officeooo:paragraph-rsid="002e2e4c"/>
    </style:style>
    <style:style style:name="P22" style:family="paragraph" style:parent-style-name="Standard">
      <style:text-properties officeooo:rsid="002f63f8" officeooo:paragraph-rsid="002f63f8"/>
    </style:style>
    <style:style style:name="P23" style:family="paragraph" style:parent-style-name="Standard">
      <style:text-properties officeooo:rsid="003201a9" officeooo:paragraph-rsid="003201a9"/>
    </style:style>
    <style:style style:name="P24" style:family="paragraph" style:parent-style-name="Standard">
      <style:text-properties officeooo:rsid="00334d23" officeooo:paragraph-rsid="00334d23"/>
    </style:style>
    <style:style style:name="P25" style:family="paragraph" style:parent-style-name="Standard">
      <style:text-properties officeooo:paragraph-rsid="00351f42"/>
    </style:style>
    <style:style style:name="P26" style:family="paragraph" style:parent-style-name="Standard">
      <style:text-properties officeooo:paragraph-rsid="0036ffdb"/>
    </style:style>
    <style:style style:name="P27" style:family="paragraph" style:parent-style-name="Standard">
      <style:text-properties officeooo:rsid="003d3b0e" officeooo:paragraph-rsid="003d3b0e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paragraph-rsid="00351f42"/>
    </style:style>
    <style:style style:name="P31" style:family="paragraph" style:parent-style-name="Text_20_body" style:list-style-name="L1">
      <style:text-properties officeooo:paragraph-rsid="00351f42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paragraph-properties fo:margin-top="0cm" fo:margin-bottom="0cm" style:contextual-spacing="false"/>
    </style:style>
    <style:style style:name="P37" style:family="paragraph" style:parent-style-name="Text_20_body" style:list-style-name="L3">
      <style:text-properties officeooo:paragraph-rsid="0036ffdb"/>
    </style:style>
    <style:style style:name="P38" style:family="paragraph" style:parent-style-name="Text_20_body" style:list-style-name="L3">
      <style:paragraph-properties fo:margin-top="0cm" fo:margin-bottom="0cm" style:contextual-spacing="false"/>
      <style:text-properties officeooo:paragraph-rsid="0036ffdb"/>
    </style:style>
    <style:style style:name="P39" style:family="paragraph" style:parent-style-name="Text_20_body" style:list-style-name="L3">
      <style:text-properties officeooo:paragraph-rsid="0037e93c"/>
    </style:style>
    <style:style style:name="P40" style:family="paragraph" style:parent-style-name="Text_20_body" style:list-style-name="L3">
      <style:text-properties officeooo:paragraph-rsid="003856d2"/>
    </style:style>
    <style:style style:name="P41" style:family="paragraph" style:parent-style-name="Text_20_body" style:list-style-name="L3">
      <style:paragraph-properties fo:margin-top="0cm" fo:margin-bottom="0cm" style:contextual-spacing="false"/>
      <style:text-properties officeooo:paragraph-rsid="003856d2"/>
    </style:style>
    <style:style style:name="P42" style:family="paragraph" style:parent-style-name="Text_20_body" style:list-style-name="L4">
      <style:paragraph-properties fo:margin-top="0cm" fo:margin-bottom="0cm" style:contextual-spacing="false"/>
    </style:style>
    <style:style style:name="P43" style:family="paragraph" style:parent-style-name="Text_20_body" style:list-style-name="L4">
      <style:text-properties fo:font-weight="bold" officeooo:rsid="00334d23" officeooo:paragraph-rsid="00334d23" style:font-weight-asian="bold" style:font-weight-complex="bold"/>
    </style:style>
    <style:style style:name="P44" style:family="paragraph" style:parent-style-name="Text_20_body" style:list-style-name="L4">
      <style:text-properties fo:font-weight="bold" officeooo:rsid="0033a705" officeooo:paragraph-rsid="0033a705" style:font-weight-asian="bold" style:font-weight-complex="bold"/>
    </style:style>
    <style:style style:name="P45" style:family="paragraph" style:parent-style-name="Text_20_body" style:list-style-name="L5">
      <style:text-properties officeooo:paragraph-rsid="00351f42"/>
    </style:style>
    <style:style style:name="P46" style:family="paragraph" style:parent-style-name="Text_20_body" style:list-style-name="L5">
      <style:paragraph-properties fo:margin-top="0cm" fo:margin-bottom="0cm" style:contextual-spacing="false"/>
      <style:text-properties officeooo:paragraph-rsid="0036ffdb"/>
    </style:style>
    <style:style style:name="P47" style:family="paragraph" style:parent-style-name="Text_20_body">
      <style:text-properties officeooo:paragraph-rsid="00351f42"/>
    </style:style>
    <style:style style:name="P48" style:family="paragraph" style:parent-style-name="Text_20_body" style:list-style-name="L4">
      <style:text-properties officeooo:rsid="002538b0" officeooo:paragraph-rsid="0033a705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036ffdb"/>
    </style:style>
    <style:style style:name="P50" style:family="paragraph" style:parent-style-name="Text_20_body">
      <style:text-properties officeooo:paragraph-rsid="0036ffdb"/>
    </style:style>
    <style:style style:name="P51" style:family="paragraph" style:parent-style-name="Text_20_body" style:list-style-name="L3">
      <style:paragraph-properties fo:margin-top="0cm" fo:margin-bottom="0cm" style:contextual-spacing="false"/>
      <style:text-properties officeooo:rsid="003856d2" officeooo:paragraph-rsid="003856d2"/>
    </style:style>
    <style:style style:name="T1" style:family="text">
      <style:text-properties officeooo:rsid="001f15bc"/>
    </style:style>
    <style:style style:name="T2" style:family="text">
      <style:text-properties officeooo:rsid="0023103b"/>
    </style:style>
    <style:style style:name="T3" style:family="text">
      <style:text-properties officeooo:rsid="0027f51f"/>
    </style:style>
    <style:style style:name="T4" style:family="text">
      <style:text-properties officeooo:rsid="002ae167"/>
    </style:style>
    <style:style style:name="T5" style:family="text">
      <style:text-properties style:text-position="super 58%"/>
    </style:style>
    <style:style style:name="T6" style:family="text">
      <style:text-properties officeooo:rsid="002e2e4c"/>
    </style:style>
    <style:style style:name="T7" style:family="text">
      <style:text-properties officeooo:rsid="00334d23"/>
    </style:style>
    <style:style style:name="T8" style:family="text">
      <style:text-properties officeooo:rsid="0033a705"/>
    </style:style>
    <style:style style:name="T9" style:family="text">
      <style:text-properties officeooo:rsid="00351f42"/>
    </style:style>
    <style:style style:name="T10" style:family="text">
      <style:text-properties officeooo:rsid="0035794b"/>
    </style:style>
    <style:style style:name="T11" style:family="text">
      <style:text-properties officeooo:rsid="0036ffdb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37e93c"/>
    </style:style>
    <style:style style:name="T14" style:family="text">
      <style:text-properties officeooo:rsid="003856d2"/>
    </style:style>
    <style:style style:name="T15" style:family="text">
      <style:text-properties officeooo:rsid="0038d9d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 Feb 2025 </text:p>
      <text:p text:style-name="P7"/>
      <text:p text:style-name="P9">Device <text:s/>:- realme 5i </text:p>
      <text:p text:style-name="P9">Model no. :- RMX2023 </text:p>
      <text:p text:style-name="P9">Androide Version :- 10 </text:p>
      <text:p text:style-name="P9"/>
      <text:p text:style-name="P9"/>
      <text:p text:style-name="P9"/>
      <text:p text:style-name="P9">Steps :- 1 Installed App from play Store </text:p>
      <text:p text:style-name="P9"/>
      <text:p text:style-name="P9">Click on App icon :-Splash Screen -&gt; Languages Sceen ( Select Language &amp; Done )</text:p>
      <text:p text:style-name="P9"/>
      <text:p text:style-name="P9">--&gt;Onbboarding Screen with native ad on bottom --&gt; Click on skip <text:s/>interst ad open --&gt; <text:s/>close ads redirected on home page with a popup <text:s/>permission for Access photo and media ----&gt; on Home ( Banner ad not showing ) --&gt; on second click interst ad open --&gt;close ad -&gt; on perticular sound screen <text:s/>native ads showing . </text:p>
      <text:p text:style-name="P9"/>
      <text:p text:style-name="P10">Banner Ads :- Not Showing <text:s/>on all places .</text:p>
      <text:p text:style-name="P10"/>
      <text:p text:style-name="P10">Second Click Ads </text:p>
      <text:p text:style-name="P10">Interst Ads :- <text:s text:c="2"/>ON Sound Second click every time ads comming .</text:p>
      <text:p text:style-name="P10"><text:tab/><text:tab/>ON Tranding no ads </text:p>
      <text:p text:style-name="P10"><text:tab/><text:tab/>ON Categories no ads </text:p>
      <text:p text:style-name="P10"/>
      <text:p text:style-name="P10">Native ads :- <text:tab/>Sowing inside the sound play Screen.</text:p>
      <text:p text:style-name="P10"><text:tab/><text:tab/><text:span text:style-name="T2">Inside Catagories &amp; Tranding not showing </text:span></text:p>
      <text:p text:style-name="P23"/>
      <text:p text:style-name="P10"/>
      <text:p text:style-name="P11">Issue :- When i change language Ads not showing ( Native )</text:p>
      <text:p text:style-name="P11"><text:tab/>After run app for some time Native ads Stop to show .</text:p>
      <text:p text:style-name="P11"/>
      <text:p text:style-name="P11"/>
      <text:p text:style-name="P11"/>
      <text:p text:style-name="P11"/>
      <text:p text:style-name="P11">Again Cleare Storage and test for language Changes ads impact </text:p>
      <text:p text:style-name="P11"/>
      <text:p text:style-name="P11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7"/>
      <text:p text:style-name="P7">Testing live App :_ Prank app. </text:p>
      <text:p text:style-name="P7"/>
      <text:p text:style-name="P8">On boarding ads showing on Device </text:p>
      <text:p text:style-name="P7"/>
      <text:p text:style-name="P7"/>
      <text:p text:style-name="P7">Click on App icon -&gt; Splash open -&gt; come Notification permission <text:s/>( redirected without any action ) --&gt; Languages sceen ( English,Spanish,Hindi,French,Russian,Japanese,Korean)--&gt; Select <text:soft-page-break/>English <text:s/>click on Done--&gt;Redirected on Onboarding screen <text:s/>with skip and next Button <text:span text:style-name="T1">( NO ads only Sheemer) for 2 sec )</text:span>--&gt; Last screen with Get Started Button --&gt; Click on Get Started --&gt; Come on Funny Sounds heading Home Screen <text:s/>with <text:s text:c="2"/>tabs on top Sounds ,Trending,Categories <text:s/>-&gt; </text:p>
      <text:p text:style-name="P7"/>
      <text:p text:style-name="P7"/>
      <text:p text:style-name="P7"/>
      <text:p text:style-name="P7"/>
      <text:p text:style-name="P7"/>
      <text:p text:style-name="P12">------------------------------------------------------------------------------------------------------------------------</text:p>
      <text:p text:style-name="P16">Date :- 18 Feb 2025 </text:p>
      <text:p text:style-name="P12"/>
      <text:p text:style-name="P12"/>
      <text:p text:style-name="P12">Don’t touch my phone :-</text:p>
      <text:p text:style-name="P13"/>
      <text:p text:style-name="P13"><text:s/><text:span text:style-name="T3">install app using another Account </text:span></text:p>
      <text:p text:style-name="P13"/>
      <text:p text:style-name="P15">Version <text:s/>1.0.15 </text:p>
      <text:p text:style-name="P15">Updated on 6 Feb 2025 </text:p>
      <text:p text:style-name="P15">Download Size :- 19.24 MB </text:p>
      <text:p text:style-name="P15">Required OS :-- Android 7+</text:p>
      <text:p text:style-name="P15"/>
      <text:p text:style-name="P15">installed fro<text:span text:style-name="T4">m</text:span> Play Store </text:p>
      <text:p text:style-name="P15"/>
      <text:p text:style-name="P16">Testing Device :- OnePluse Nord CE 3 Lite 5G </text:p>
      <text:p text:style-name="P16">Model:- CPH2467</text:p>
      <text:p text:style-name="P16">Android Version :- 14 </text:p>
      <text:p text:style-name="P16"/>
      <text:p text:style-name="P15"/>
      <text:p text:style-name="P16">1<text:span text:style-name="T5">st</text:span> time </text:p>
      <text:p text:style-name="P15">Click on open button </text:p>
      <text:p text:style-name="P15"/>
      <text:p text:style-name="P15">Native Ads taken time to Show </text:p>
      <text:p text:style-name="P15">Interstitial Ads – open </text:p>
      <text:p text:style-name="P15">Collapsible banner – open </text:p>
      <text:p text:style-name="P15">Native ads - ( btw) – open </text:p>
      <text:p text:style-name="P15">Walpaper list native – open</text:p>
      <text:p text:style-name="P15"/>
      <text:p text:style-name="P15"/>
      <text:p text:style-name="P15">if native ad not shown than no ad will show in <text:span text:style-name="T4">all coming screens only interstritial ads showing.</text:span></text:p>
      <text:p text:style-name="P15"/>
      <text:p text:style-name="P16">1:22 </text:p>
      <text:p text:style-name="P16"/>
      <text:p text:style-name="P16"/>
      <text:p text:style-name="P16">Cleare Data and again Open </text:p>
      <text:p text:style-name="P16">Same as above only Interstritial Ads Showing </text:p>
      <text:p text:style-name="P16"/>
      <text:p text:style-name="P21">Restore purchesh :- <text:s/>after restore Ads are howing . </text:p>
      <text:p text:style-name="P21"/>
      <text:p text:style-name="P22">Primium screen showing Lifetime plan and showing ads . I have install app by other playstome mail id . </text:p>
      <text:p text:style-name="P21"/>
      <text:p text:style-name="P16"/>
      <text:p text:style-name="P16"><text:soft-page-break/></text:p>
      <text:p text:style-name="P16"/>
      <text:p text:style-name="P16"/>
      <text:p text:style-name="P14"/>
      <text:p text:style-name="P17">Photo Recovery App :-</text:p>
      <text:p text:style-name="P17"/>
      <text:p text:style-name="P19">issue :- Scan junk when clean junk readio button selected if again click on delete icon app closed./ <text:span text:style-name="T6">crash .</text:span></text:p>
      <text:p text:style-name="P19"/>
      <text:p text:style-name="P19"/>
      <text:p text:style-name="P19">------------------------------------------------------------------------------------------------------------------------</text:p>
      <text:p text:style-name="P19"/>
      <text:p text:style-name="P24">Date :- 18 FEB 2025 </text:p>
      <text:p text:style-name="P17"/>
      <text:h text:style-name="P2" text:outline-level="3"><text:span text:style-name="Strong_20_Emphasis">App Details:</text:span></text:h>
      <text:list xml:id="list3921664869" text:style-name="L1">
        <text:list-item>
          <text:p text:style-name="P29"><text:span text:style-name="Strong_20_Emphasis">App Name:</text:span> Don’t Touch My Phone</text:p>
        </text:list-item>
        <text:list-item>
          <text:p text:style-name="P29"><text:span text:style-name="Strong_20_Emphasis">Version:</text:span> 1.0.15</text:p>
        </text:list-item>
        <text:list-item>
          <text:p text:style-name="P29"><text:span text:style-name="Strong_20_Emphasis">Updated On:</text:span> 6 Feb 2025</text:p>
        </text:list-item>
        <text:list-item>
          <text:p text:style-name="P29"><text:span text:style-name="Strong_20_Emphasis">Download Size:</text:span> 19.24 MB</text:p>
        </text:list-item>
        <text:list-item>
          <text:p text:style-name="P29"><text:span text:style-name="Strong_20_Emphasis">Required OS:</text:span> Android 7+</text:p>
        </text:list-item>
        <text:list-item>
          <text:p text:style-name="P28"><text:span text:style-name="Strong_20_Emphasis">Installed From:</text:span> Play Store</text:p>
        </text:list-item>
      </text:list>
      <text:h text:style-name="Heading_20_3" text:outline-level="3"><text:span text:style-name="Strong_20_Emphasis"><text:s/>Testing Device:</text:span></text:h>
      <text:list xml:id="list2593948455" text:style-name="L2">
        <text:list-item>
          <text:p text:style-name="P34"><text:span text:style-name="Strong_20_Emphasis">Device:</text:span> OnePlus Nord CE 3 Lite 5G / <text:span text:style-name="T7">realme 5i / realmi 6i / </text:span><text:span text:style-name="T10">realme Narzo </text:span></text:p>
        </text:list-item>
        <text:list-item>
          <text:p text:style-name="P34"><text:span text:style-name="Strong_20_Emphasis">Model:</text:span> CPH2467 / <text:span text:style-name="T7">RMX2030 / RMX2002 / </text:span><text:span text:style-name="T10">RMX3242</text:span></text:p>
        </text:list-item>
        <text:list-item>
          <text:p text:style-name="P33"><text:span text:style-name="Strong_20_Emphasis">Android Version:</text:span> 14 / <text:span text:style-name="T7">10 / 11 / </text:span><text:span text:style-name="T10">13</text:span></text:p>
        </text:list-item>
      </text:list>
      <text:h text:style-name="Heading_20_2" text:outline-level="2"><text:span text:style-name="Strong_20_Emphasis"><text:s/>Observations &amp; Issues Found:</text:span></text:h>
      <text:h text:style-name="Heading_20_3" text:outline-level="3"><text:span text:style-name="Strong_20_Emphasis">Ads Behavior on First Launch</text:span></text:h>
      <text:list xml:id="list109798172" text:style-name="L3">
        <text:list-item>
          <text:p text:style-name="P35"><text:span text:style-name="Strong_20_Emphasis">Native Ads:</text:span></text:p>
          <text:list>
            <text:list-item>
              <text:p text:style-name="P36"><text:span text:style-name="Strong_20_Emphasis">Issue:</text:span> <text:span text:style-name="Strong_20_Emphasis">Takes time to load</text:span> on the first launch.</text:p>
            </text:list-item>
          </text:list>
        </text:list-item>
      </text:list>
      <text:p text:style-name="P32"><text:span text:style-name="Strong_20_Emphasis"/></text:p>
      <text:list xml:id="list175532996983389" text:continue-numbering="true" text:style-name="L3">
        <text:list-item>
          <text:p text:style-name="P35"><text:span text:style-name="Strong_20_Emphasis">Interstitial Ads:</text:span></text:p>
          <text:list>
            <text:list-item>
              <text:p text:style-name="P36"><text:span text:style-name="Strong_20_Emphasis">Working fine</text:span> on first launch.</text:p>
              <text:p text:style-name="P36"/>
            </text:list-item>
          </text:list>
        </text:list-item>
        <text:list-item>
          <text:p text:style-name="P35"><text:span text:style-name="Strong_20_Emphasis">Collapsible Banner Ads:</text:span></text:p>
          <text:list>
            <text:list-item>
              <text:p text:style-name="P36"><text:span text:style-name="Strong_20_Emphasis">Displayed correctly.</text:span></text:p>
              <text:p text:style-name="P36"><text:span text:style-name="Strong_20_Emphasis"/></text:p>
            </text:list-item>
          </text:list>
        </text:list-item>
        <text:list-item>
          <text:p text:style-name="P35"><text:span text:style-name="Strong_20_Emphasis">Native Ads (Between Content):</text:span></text:p>
          <text:list>
            <text:list-item>
              <text:p text:style-name="P36"><text:span text:style-name="Strong_20_Emphasis">Displayed correctly.</text:span></text:p>
              <text:p text:style-name="P36"><text:span text:style-name="Strong_20_Emphasis"/></text:p>
            </text:list-item>
          </text:list>
        </text:list-item>
        <text:list-item>
          <text:p text:style-name="P35"><text:span text:style-name="Strong_20_Emphasis">Wallpaper List Native Ad:-</text:span></text:p>
          <text:list>
            <text:list-header>
              <text:p text:style-name="P39"><text:soft-page-break/><text:span text:style-name="Strong_20_Emphasis">Displayed correctly</text:span></text:p>
            </text:list-header>
          </text:list>
        </text:list-item>
        <text:list-item>
          <text:p text:style-name="P39"><text:span text:style-name="Strong_20_Emphasis"><text:span text:style-name="T13">Open Ads :- </text:span></text:span></text:p>
          <text:list>
            <text:list-item>
              <text:p text:style-name="P35"><text:span text:style-name="Strong_20_Emphasis">Displayed correctly</text:span></text:p>
            </text:list-item>
          </text:list>
        </text:list-item>
      </text:list>
      <text:p text:style-name="Text_20_body"><text:span text:style-name="Strong_20_Emphasis"/></text:p>
      <text:h text:style-name="Heading_20_3" text:outline-level="3"><text:span text:style-name="Strong_20_Emphasis">Major Bug Identified:</text:span></text:h>
      <text:list xml:id="list1687246816" text:style-name="L4">
        <text:list-item>
          <text:p text:style-name="P42"><text:span text:style-name="Strong_20_Emphasis">Issue:</text:span> If <text:span text:style-name="Strong_20_Emphasis">Native Ad fails to load on the first screen</text:span>, then <text:span text:style-name="Strong_20_Emphasis">no ads (native, banner, wallpaper list ads) will show on any further screens</text:span> except for <text:span text:style-name="Strong_20_Emphasis">Interstitial Ads</text:span>.</text:p>
          <text:p text:style-name="P42"/>
        </text:list-item>
        <text:list-item>
          <text:p text:style-name="P43">Issue :- After purchesh life time <text:s/>primium Ads showing in application .</text:p>
        </text:list-item>
        <text:list-item>
          <text:p text:style-name="P43">UI of Primium screen Text overlap on realmi device <text:s/><text:span text:style-name="T8">5i,</text:span></text:p>
        </text:list-item>
        <text:list-item>
          <text:p text:style-name="P44">Click on restore purchesh Showing message :- No purchesh to restore <text:s/><text:span text:style-name="T11">should </text:span>Show already activeted plan .</text:p>
          <text:p text:style-name="P48"/>
        </text:list-item>
      </text:list>
      <text:p text:style-name="P25"><text:span text:style-name="T7">Date :- 18 FEB 2025 </text:span></text:p>
      <text:p text:style-name="P18"/>
      <text:h text:style-name="P3" text:outline-level="3"><text:span text:style-name="Strong_20_Emphasis">App Details:</text:span></text:h>
      <text:list xml:id="list175532908129291" text:continue-list="list3921664869" text:style-name="L1">
        <text:list-item>
          <text:p text:style-name="P30"><text:span text:style-name="Strong_20_Emphasis">App Name:</text:span> <text:span text:style-name="T9">Photo recovery </text:span></text:p>
        </text:list-item>
        <text:list-item>
          <text:p text:style-name="P30"><text:span text:style-name="Strong_20_Emphasis">Version:</text:span> 1.1.1.8</text:p>
        </text:list-item>
        <text:list-item>
          <text:p text:style-name="P30"><text:span text:style-name="Strong_20_Emphasis">Updated On:</text:span> Feb 4, 2025</text:p>
        </text:list-item>
        <text:list-item>
          <text:p text:style-name="P30"><text:span text:style-name="Strong_20_Emphasis">Download Size:</text:span> 18 MB</text:p>
        </text:list-item>
        <text:list-item>
          <text:p text:style-name="P30"><text:span text:style-name="Strong_20_Emphasis">Required OS:</text:span> Android 7+</text:p>
        </text:list-item>
        <text:list-item>
          <text:p text:style-name="P31"><text:span text:style-name="Strong_20_Emphasis">Installed From:</text:span> Play Store</text:p>
        </text:list-item>
      </text:list>
      <text:h text:style-name="P4" text:outline-level="3"><text:span text:style-name="Strong_20_Emphasis"><text:s/>Testing Device:</text:span></text:h>
      <text:list xml:id="list1324528378" text:style-name="L5">
        <text:list-item>
          <text:p text:style-name="P46"><text:span text:style-name="Strong_20_Emphasis">Device:</text:span> OnePlus Nord CE 3 Lite 5G / <text:span text:style-name="T7">realme 5i / realmi 6i / <text:s/></text:span><text:span text:style-name="T10">realme Narzo</text:span></text:p>
        </text:list-item>
        <text:list-item>
          <text:p text:style-name="P46"><text:span text:style-name="Strong_20_Emphasis">Model:</text:span> CPH2467 / <text:span text:style-name="T7">RMX2030 / <text:s/>RMX2002 / </text:span><text:span text:style-name="T10">RMX3242</text:span></text:p>
        </text:list-item>
        <text:list-item>
          <text:p text:style-name="P45"><text:span text:style-name="Strong_20_Emphasis">Android Version:</text:span> 14 / <text:span text:style-name="T7">10 / 11 / </text:span><text:span text:style-name="T11">13</text:span></text:p>
        </text:list-item>
      </text:list>
      <text:p text:style-name="P47"/>
      <text:p text:style-name="P26"><text:span text:style-name="Strong_20_Emphasis"><text:span text:style-name="T12">Observations &amp; Issues Found</text:span></text:span><text:span text:style-name="Strong_20_Emphasis">: </text:span><text:span text:style-name="Strong_20_Emphasis"><text:span text:style-name="T11">( Ads only tested on Android 13 )</text:span></text:span></text:p>
      <text:h text:style-name="P5" text:outline-level="3"><text:span text:style-name="Strong_20_Emphasis">Ads Behavior on First Launch</text:span></text:h>
      <text:list xml:id="list175532539568136" text:continue-list="list175532996983389" text:style-name="L3">
        <text:list-header>
          <text:p text:style-name="P37"><text:span text:style-name="Strong_20_Emphasis">Native Ads:</text:span></text:p>
          <text:list text:continue-numbering="true">
            <text:list-item>
              <text:p text:style-name="P38"><text:span text:style-name="Strong_20_Emphasis">Issue:</text:span> <text:span text:style-name="Strong_20_Emphasis">Takes time to load</text:span> on the first launch.</text:p>
            </text:list-item>
          </text:list>
        </text:list-header>
      </text:list>
      <text:p text:style-name="P49"><text:span text:style-name="Strong_20_Emphasis"/></text:p>
      <text:list xml:id="list175531943436217" text:continue-numbering="true" text:style-name="L3">
        <text:list-header>
          <text:p text:style-name="P37"><text:span text:style-name="Strong_20_Emphasis">Interstitial Ads:</text:span></text:p>
          <text:list text:continue-numbering="true">
            <text:list-item>
              <text:p text:style-name="P38"><text:span text:style-name="Strong_20_Emphasis">Working fine</text:span> on first launch.</text:p>
            </text:list-item>
          </text:list>
        </text:list-header>
      </text:list>
      <text:p text:style-name="P49"/>
      <text:list xml:id="list175532438216036" text:continue-numbering="true" text:style-name="L3">
        <text:list-header>
          <text:p text:style-name="P40"><text:span text:style-name="Strong_20_Emphasis"><text:span text:style-name="T14">Banner </text:span></text:span><text:span text:style-name="Strong_20_Emphasis">Ads:</text:span></text:p>
          <text:list text:continue-numbering="true">
            <text:list-item>
              <text:p text:style-name="P41"><text:soft-page-break/><text:span text:style-name="Strong_20_Emphasis"><text:span text:style-name="T14">Not </text:span></text:span><text:span text:style-name="Strong_20_Emphasis">Working </text:span><text:s/>on first launch <text:span text:style-name="T14">and all time </text:span></text:p>
            </text:list-item>
          </text:list>
        </text:list-header>
      </text:list>
      <text:p text:style-name="P49"/>
      <text:p text:style-name="P49"/>
      <text:list xml:id="list175531546593773" text:continue-numbering="true" text:style-name="L3">
        <text:list-item>
          <text:list>
            <text:list-header>
              <text:p text:style-name="P51"/>
              <text:p text:style-name="P38"><text:span text:style-name="Strong_20_Emphasis"/></text:p>
            </text:list-header>
          </text:list>
        </text:list-item>
      </text:list>
      <text:p text:style-name="P49"><text:span text:style-name="Strong_20_Emphasis"/></text:p>
      <text:list xml:id="list175531376163911" text:continue-numbering="true" text:style-name="L3">
        <text:list-item>
          <text:list>
            <text:list-header>
              <text:p text:style-name="P38"><text:span text:style-name="Strong_20_Emphasis"/></text:p>
            </text:list-header>
          </text:list>
        </text:list-item>
      </text:list>
      <text:p text:style-name="P50"><text:span text:style-name="Strong_20_Emphasis"/></text:p>
      <text:p text:style-name="P50"><text:span text:style-name="Strong_20_Emphasis"/></text:p>
      <text:h text:style-name="P6" text:outline-level="3"><text:span text:style-name="Strong_20_Emphasis">Major Bug Identified:</text:span></text:h>
      <text:p text:style-name="P20"><text:span text:style-name="T11">i</text:span>ssue :- Scan junk when clean junk <text:span text:style-name="T15">Radio </text:span>button selected if again click on delete icon app closed. <text:span text:style-name="T6">Crash . </text:span><text:span text:style-name="T11">( on primium).</text:span></text:p>
      <text:p text:style-name="P20"/>
      <text:p text:style-name="P27">Banner Ads not showeing within app .</text:p>
      <text:p text:style-name="P20"/>
      <text:p text:style-name="P20"/>
      <text:p text:style-name="P20"/>
      <text:p text:style-name="P20"/>
      <text:p text:style-name="P20"/>
      <text:p text:style-name="P47"/>
      <text:p text:style-name="P47"/>
      <text:h text:style-name="P1" text:outline-level="2"><text:span text:style-name="Strong_20_Emphasis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24:37.653191578</meta:creation-date>
    <dc:date>2025-02-18T17:55:27.028999926</dc:date>
    <meta:editing-duration>PT11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10" meta:word-count="809" meta:character-count="4504" meta:non-whitespace-character-count="3776"/>
  </office:meta>
</office:document-meta>
</file>